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cm"/>
    </style:style>
    <style:style style:name="co2" style:family="table-column">
      <style:table-column-properties fo:break-before="auto" style:column-width="5.001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BoldCenter">
      <style:table-cell-properties fo:background-color="#ffdca8"/>
    </style:style>
    <style:style style:name="ce2" style:family="table-cell" style:parent-style-name="Bold">
      <style:table-cell-properties fo:background-color="#111111"/>
    </style:style>
    <style:style style:name="ce3" style:family="table-cell" style:parent-style-name="Bold">
      <style:table-cell-properties fo:background-color="#9999ff"/>
    </style:style>
    <style:style style:name="ce4" style:family="table-cell" style:parent-style-name="Bold">
      <style:table-cell-properties fo:background-color="#a29ea4"/>
    </style:style>
    <style:style style:name="ce5" style:family="table-cell" style:parent-style-name="Bold">
      <style:table-cell-properties fo:background-color="#d2ced4"/>
    </style:style>
    <style:style style:name="ce6" style:family="table-cell" style:parent-style-name="Bold">
      <style:table-cell-properties fo:background-color="#726e74"/>
    </style:style>
    <style:style style:name="ce7" style:family="table-cell" style:parent-style-name="Bold">
      <style:table-cell-properties fo:background-color="#c0ffc0"/>
    </style:style>
    <style:style style:name="ce8" style:family="table-cell" style:parent-style-name="Bold">
      <style:table-cell-properties fo:background-color="#ffdca8"/>
    </style:style>
    <style:style style:name="ce9" style:family="table-cell" style:parent-style-name="Bold">
      <style:table-cell-properties fo:background-color="#ff9999"/>
    </style:style>
    <style:style style:name="ce10" style:family="table-cell" style:parent-style-name="Bold">
      <style:table-cell-properties fo:background-color="#ffffff"/>
    </style:style>
    <style:style style:name="ce11" style:family="table-cell" style:parent-style-name="Bold">
      <style:table-cell-properties fo:background-color="#ffffc0"/>
    </style:style>
    <style:style style:name="ce12" style:family="table-cell" style:parent-style-name="Datetime">
      <style:table-cell-properties fo:background-color="#111111"/>
    </style:style>
    <style:style style:name="ce13" style:family="table-cell" style:parent-style-name="Datetime">
      <style:table-cell-properties fo:background-color="#9999ff"/>
    </style:style>
    <style:style style:name="ce14" style:family="table-cell" style:parent-style-name="Datetime">
      <style:table-cell-properties fo:background-color="#a29ea4"/>
    </style:style>
    <style:style style:name="ce15" style:family="table-cell" style:parent-style-name="Datetime">
      <style:table-cell-properties fo:background-color="#d2ced4"/>
    </style:style>
    <style:style style:name="ce16" style:family="table-cell" style:parent-style-name="Datetime">
      <style:table-cell-properties fo:background-color="#726e74"/>
    </style:style>
    <style:style style:name="ce17" style:family="table-cell" style:parent-style-name="Datetime">
      <style:table-cell-properties fo:background-color="#c0ffc0"/>
    </style:style>
    <style:style style:name="ce18" style:family="table-cell" style:parent-style-name="Datetime">
      <style:table-cell-properties fo:background-color="#ffdca8"/>
    </style:style>
    <style:style style:name="ce19" style:family="table-cell" style:parent-style-name="Datetime">
      <style:table-cell-properties fo:background-color="#ff9999"/>
    </style:style>
    <style:style style:name="ce20" style:family="table-cell" style:parent-style-name="Datetime">
      <style:table-cell-properties fo:background-color="#ffffff"/>
    </style:style>
    <style:style style:name="ce21" style:family="table-cell" style:parent-style-name="Datetime">
      <style:table-cell-properties fo:background-color="#ffffc0"/>
    </style:style>
    <style:style style:name="ce22" style:family="table-cell" style:parent-style-name="Date">
      <style:table-cell-properties fo:background-color="#111111"/>
    </style:style>
    <style:style style:name="ce23" style:family="table-cell" style:parent-style-name="Date">
      <style:table-cell-properties fo:background-color="#9999ff"/>
    </style:style>
    <style:style style:name="ce24" style:family="table-cell" style:parent-style-name="Date">
      <style:table-cell-properties fo:background-color="#a29ea4"/>
    </style:style>
    <style:style style:name="ce25" style:family="table-cell" style:parent-style-name="Date">
      <style:table-cell-properties fo:background-color="#d2ced4"/>
    </style:style>
    <style:style style:name="ce26" style:family="table-cell" style:parent-style-name="Date">
      <style:table-cell-properties fo:background-color="#726e74"/>
    </style:style>
    <style:style style:name="ce27" style:family="table-cell" style:parent-style-name="Date">
      <style:table-cell-properties fo:background-color="#c0ffc0"/>
    </style:style>
    <style:style style:name="ce28" style:family="table-cell" style:parent-style-name="Date">
      <style:table-cell-properties fo:background-color="#ffdca8"/>
    </style:style>
    <style:style style:name="ce29" style:family="table-cell" style:parent-style-name="Date">
      <style:table-cell-properties fo:background-color="#ff9999"/>
    </style:style>
    <style:style style:name="ce30" style:family="table-cell" style:parent-style-name="Date">
      <style:table-cell-properties fo:background-color="#ffffff"/>
    </style:style>
    <style:style style:name="ce31" style:family="table-cell" style:parent-style-name="Date">
      <style:table-cell-properties fo:background-color="#ffffc0"/>
    </style:style>
    <style:style style:name="ce32" style:family="table-cell" style:parent-style-name="Integer">
      <style:table-cell-properties fo:background-color="#111111"/>
    </style:style>
    <style:style style:name="ce33" style:family="table-cell" style:parent-style-name="Integer">
      <style:table-cell-properties fo:background-color="#9999ff"/>
    </style:style>
    <style:style style:name="ce34" style:family="table-cell" style:parent-style-name="Integer">
      <style:table-cell-properties fo:background-color="#a29ea4"/>
    </style:style>
    <style:style style:name="ce35" style:family="table-cell" style:parent-style-name="Integer">
      <style:table-cell-properties fo:background-color="#d2ced4"/>
    </style:style>
    <style:style style:name="ce36" style:family="table-cell" style:parent-style-name="Integer">
      <style:table-cell-properties fo:background-color="#726e74"/>
    </style:style>
    <style:style style:name="ce37" style:family="table-cell" style:parent-style-name="Integer">
      <style:table-cell-properties fo:background-color="#c0ffc0"/>
    </style:style>
    <style:style style:name="ce38" style:family="table-cell" style:parent-style-name="Integer">
      <style:table-cell-properties fo:background-color="#ffdca8"/>
    </style:style>
    <style:style style:name="ce39" style:family="table-cell" style:parent-style-name="Integer">
      <style:table-cell-properties fo:background-color="#ff9999"/>
    </style:style>
    <style:style style:name="ce40" style:family="table-cell" style:parent-style-name="Integer">
      <style:table-cell-properties fo:background-color="#ffffff"/>
    </style:style>
    <style:style style:name="ce41" style:family="table-cell" style:parent-style-name="Integer">
      <style:table-cell-properties fo:background-color="#ffffc0"/>
    </style:style>
    <style:style style:name="ce42" style:family="table-cell" style:parent-style-name="EUR">
      <style:table-cell-properties fo:background-color="#111111"/>
    </style:style>
    <style:style style:name="ce43" style:family="table-cell" style:parent-style-name="EUR">
      <style:table-cell-properties fo:background-color="#9999ff"/>
    </style:style>
    <style:style style:name="ce44" style:family="table-cell" style:parent-style-name="EUR">
      <style:table-cell-properties fo:background-color="#a29ea4"/>
    </style:style>
    <style:style style:name="ce45" style:family="table-cell" style:parent-style-name="EUR">
      <style:table-cell-properties fo:background-color="#d2ced4"/>
    </style:style>
    <style:style style:name="ce46" style:family="table-cell" style:parent-style-name="EUR">
      <style:table-cell-properties fo:background-color="#726e74"/>
    </style:style>
    <style:style style:name="ce47" style:family="table-cell" style:parent-style-name="EUR">
      <style:table-cell-properties fo:background-color="#c0ffc0"/>
    </style:style>
    <style:style style:name="ce48" style:family="table-cell" style:parent-style-name="EUR">
      <style:table-cell-properties fo:background-color="#ffdca8"/>
    </style:style>
    <style:style style:name="ce49" style:family="table-cell" style:parent-style-name="EUR">
      <style:table-cell-properties fo:background-color="#ff9999"/>
    </style:style>
    <style:style style:name="ce50" style:family="table-cell" style:parent-style-name="EUR">
      <style:table-cell-properties fo:background-color="#ffffff"/>
    </style:style>
    <style:style style:name="ce51" style:family="table-cell" style:parent-style-name="EUR">
      <style:table-cell-properties fo:background-color="#ffffc0"/>
    </style:style>
    <style:style style:name="ce52" style:family="table-cell" style:parent-style-name="EUR" style:data-style-name="N106">
      <style:table-cell-properties fo:background-color="#d2ced4"/>
    </style:style>
    <style:style style:name="ce53" style:family="table-cell" style:parent-style-name="BoldCenter">
      <style:table-cell-properties fo:background-color="#ffffc0"/>
    </style:style>
    <style:style style:name="ce54" style:family="table-cell" style:parent-style-name="USD">
      <style:table-cell-properties fo:background-color="#111111"/>
    </style:style>
    <style:style style:name="ce55" style:family="table-cell" style:parent-style-name="USD">
      <style:table-cell-properties fo:background-color="#9999ff"/>
    </style:style>
    <style:style style:name="ce56" style:family="table-cell" style:parent-style-name="USD">
      <style:table-cell-properties fo:background-color="#a29ea4"/>
    </style:style>
    <style:style style:name="ce57" style:family="table-cell" style:parent-style-name="USD">
      <style:table-cell-properties fo:background-color="#d2ced4"/>
    </style:style>
    <style:style style:name="ce58" style:family="table-cell" style:parent-style-name="USD">
      <style:table-cell-properties fo:background-color="#726e74"/>
    </style:style>
    <style:style style:name="ce59" style:family="table-cell" style:parent-style-name="USD">
      <style:table-cell-properties fo:background-color="#c0ffc0"/>
    </style:style>
    <style:style style:name="ce60" style:family="table-cell" style:parent-style-name="USD">
      <style:table-cell-properties fo:background-color="#ffdca8"/>
    </style:style>
    <style:style style:name="ce61" style:family="table-cell" style:parent-style-name="USD">
      <style:table-cell-properties fo:background-color="#ff9999"/>
    </style:style>
    <style:style style:name="ce62" style:family="table-cell" style:parent-style-name="USD">
      <style:table-cell-properties fo:background-color="#ffffff"/>
    </style:style>
    <style:style style:name="ce63" style:family="table-cell" style:parent-style-name="USD">
      <style:table-cell-properties fo:background-color="#ffffc0"/>
    </style:style>
    <style:style style:name="ce64" style:family="table-cell" style:parent-style-name="Percentage">
      <style:table-cell-properties fo:background-color="#111111"/>
    </style:style>
    <style:style style:name="ce65" style:family="table-cell" style:parent-style-name="Percentage">
      <style:table-cell-properties fo:background-color="#9999ff"/>
    </style:style>
    <style:style style:name="ce66" style:family="table-cell" style:parent-style-name="Percentage">
      <style:table-cell-properties fo:background-color="#a29ea4"/>
    </style:style>
    <style:style style:name="ce67" style:family="table-cell" style:parent-style-name="Percentage">
      <style:table-cell-properties fo:background-color="#d2ced4"/>
    </style:style>
    <style:style style:name="ce68" style:family="table-cell" style:parent-style-name="Percentage">
      <style:table-cell-properties fo:background-color="#726e74"/>
    </style:style>
    <style:style style:name="ce69" style:family="table-cell" style:parent-style-name="Percentage">
      <style:table-cell-properties fo:background-color="#c0ffc0"/>
    </style:style>
    <style:style style:name="ce70" style:family="table-cell" style:parent-style-name="Percentage">
      <style:table-cell-properties fo:background-color="#ffdca8"/>
    </style:style>
    <style:style style:name="ce71" style:family="table-cell" style:parent-style-name="Percentage">
      <style:table-cell-properties fo:background-color="#ff9999"/>
    </style:style>
    <style:style style:name="ce72" style:family="table-cell" style:parent-style-name="Percentage">
      <style:table-cell-properties fo:background-color="#ffffff"/>
    </style:style>
    <style:style style:name="ce73" style:family="table-cell" style:parent-style-name="Percentage">
      <style:table-cell-properties fo:background-color="#ffffc0"/>
    </style:style>
    <style:style style:name="ce74" style:family="table-cell" style:parent-style-name="Float6">
      <style:table-cell-properties fo:background-color="#111111"/>
    </style:style>
    <style:style style:name="ce75" style:family="table-cell" style:parent-style-name="Float6">
      <style:table-cell-properties fo:background-color="#9999ff"/>
    </style:style>
    <style:style style:name="ce76" style:family="table-cell" style:parent-style-name="Float6">
      <style:table-cell-properties fo:background-color="#a29ea4"/>
    </style:style>
    <style:style style:name="ce77" style:family="table-cell" style:parent-style-name="Float6">
      <style:table-cell-properties fo:background-color="#d2ced4"/>
    </style:style>
    <style:style style:name="ce78" style:family="table-cell" style:parent-style-name="Float6">
      <style:table-cell-properties fo:background-color="#726e74"/>
    </style:style>
    <style:style style:name="ce79" style:family="table-cell" style:parent-style-name="Float6">
      <style:table-cell-properties fo:background-color="#c0ffc0"/>
    </style:style>
    <style:style style:name="ce80" style:family="table-cell" style:parent-style-name="Float6">
      <style:table-cell-properties fo:background-color="#ffdca8"/>
    </style:style>
    <style:style style:name="ce81" style:family="table-cell" style:parent-style-name="Float6">
      <style:table-cell-properties fo:background-color="#ff9999"/>
    </style:style>
    <style:style style:name="ce82" style:family="table-cell" style:parent-style-name="Float6">
      <style:table-cell-properties fo:background-color="#ffffff"/>
    </style:style>
    <style:style style:name="ce83" style:family="table-cell" style:parent-style-name="Float6">
      <style:table-cell-properties fo:background-color="#ffffc0"/>
    </style:style>
    <style:style style:name="ce84" style:family="table-cell" style:parent-style-name="Float2">
      <style:table-cell-properties fo:background-color="#111111"/>
    </style:style>
    <style:style style:name="ce85" style:family="table-cell" style:parent-style-name="Float2">
      <style:table-cell-properties fo:background-color="#9999ff"/>
    </style:style>
    <style:style style:name="ce86" style:family="table-cell" style:parent-style-name="Float2">
      <style:table-cell-properties fo:background-color="#a29ea4"/>
    </style:style>
    <style:style style:name="ce87" style:family="table-cell" style:parent-style-name="Float2">
      <style:table-cell-properties fo:background-color="#d2ced4"/>
    </style:style>
    <style:style style:name="ce88" style:family="table-cell" style:parent-style-name="Float2">
      <style:table-cell-properties fo:background-color="#726e74"/>
    </style:style>
    <style:style style:name="ce89" style:family="table-cell" style:parent-style-name="Float2">
      <style:table-cell-properties fo:background-color="#c0ffc0"/>
    </style:style>
    <style:style style:name="ce90" style:family="table-cell" style:parent-style-name="Float2">
      <style:table-cell-properties fo:background-color="#ffdca8"/>
    </style:style>
    <style:style style:name="ce91" style:family="table-cell" style:parent-style-name="Float2">
      <style:table-cell-properties fo:background-color="#ff9999"/>
    </style:style>
    <style:style style:name="ce92" style:family="table-cell" style:parent-style-name="Float2">
      <style:table-cell-properties fo:background-color="#ffffff"/>
    </style:style>
    <style:style style:name="ce93" style:family="table-cell" style:parent-style-name="Float2">
      <style:table-cell-properties fo:background-color="#ffffc0"/>
    </style:style>
    <style:style style:name="ce94" style:family="table-cell" style:parent-style-name="Time">
      <style:table-cell-properties fo:background-color="#111111"/>
    </style:style>
    <style:style style:name="ce95" style:family="table-cell" style:parent-style-name="Time">
      <style:table-cell-properties fo:background-color="#9999ff"/>
    </style:style>
    <style:style style:name="ce96" style:family="table-cell" style:parent-style-name="Time">
      <style:table-cell-properties fo:background-color="#a29ea4"/>
    </style:style>
    <style:style style:name="ce97" style:family="table-cell" style:parent-style-name="Time">
      <style:table-cell-properties fo:background-color="#d2ced4"/>
    </style:style>
    <style:style style:name="ce98" style:family="table-cell" style:parent-style-name="Time">
      <style:table-cell-properties fo:background-color="#726e74"/>
    </style:style>
    <style:style style:name="ce99" style:family="table-cell" style:parent-style-name="Time">
      <style:table-cell-properties fo:background-color="#c0ffc0"/>
    </style:style>
    <style:style style:name="ce100" style:family="table-cell" style:parent-style-name="Time">
      <style:table-cell-properties fo:background-color="#ffdca8"/>
    </style:style>
    <style:style style:name="ce101" style:family="table-cell" style:parent-style-name="Time">
      <style:table-cell-properties fo:background-color="#ff9999"/>
    </style:style>
    <style:style style:name="ce102" style:family="table-cell" style:parent-style-name="Time">
      <style:table-cell-properties fo:background-color="#ffffff"/>
    </style:style>
    <style:style style:name="ce103" style:family="table-cell" style:parent-style-name="Time">
      <style:table-cell-properties fo:background-color="#ffffc0"/>
    </style:style>
    <style:style style:name="ce104" style:family="table-cell" style:parent-style-name="Bool">
      <style:table-cell-properties fo:background-color="#111111"/>
    </style:style>
    <style:style style:name="ce105" style:family="table-cell" style:parent-style-name="Bool">
      <style:table-cell-properties fo:background-color="#9999ff"/>
    </style:style>
    <style:style style:name="ce106" style:family="table-cell" style:parent-style-name="Bool">
      <style:table-cell-properties fo:background-color="#a29ea4"/>
    </style:style>
    <style:style style:name="ce107" style:family="table-cell" style:parent-style-name="Bool">
      <style:table-cell-properties fo:background-color="#d2ced4"/>
    </style:style>
    <style:style style:name="ce108" style:family="table-cell" style:parent-style-name="Bool">
      <style:table-cell-properties fo:background-color="#726e74"/>
    </style:style>
    <style:style style:name="ce109" style:family="table-cell" style:parent-style-name="Bool">
      <style:table-cell-properties fo:background-color="#c0ffc0"/>
    </style:style>
    <style:style style:name="ce110" style:family="table-cell" style:parent-style-name="Bool">
      <style:table-cell-properties fo:background-color="#ffdca8"/>
    </style:style>
    <style:style style:name="ce111" style:family="table-cell" style:parent-style-name="Bool">
      <style:table-cell-properties fo:background-color="#ff9999"/>
    </style:style>
    <style:style style:name="ce112" style:family="table-cell" style:parent-style-name="Bool">
      <style:table-cell-properties fo:background-color="#ffffff"/>
    </style:style>
    <style:style style:name="ce113" style:family="table-cell" style:parent-style-name="Bool">
      <style:table-cell-properties fo:background-color="#ffffc0"/>
    </style:style>
    <style:style style:name="ce114" style:family="table-cell" style:parent-style-name="Normal">
      <style:table-cell-properties fo:background-color="#ffffff"/>
    </style:style>
    <style:style style:name="ce115" style:family="table-cell" style:parent-style-name="BoldCenter">
      <style:table-cell-properties fo:background-color="#d2ced4"/>
    </style:style>
    <style:style style:name="ce116" style:family="table-cell" style:parent-style-name="Normal">
      <style:table-cell-properties fo:background-color="#c0ffc0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ax-width="12cm" fo:min-height="0.7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ty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calcext:value-type="string">
            <text:p>Nombre de estilo</text:p>
          </table:table-cell>
          <table:table-cell table:style-name="ce1" office:value-type="string" calcext:value-type="string">
            <text:p>Fecha y hora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Entero</text:p>
          </table:table-cell>
          <table:table-cell table:style-name="ce1" office:value-type="string" calcext:value-type="string">
            <text:p>Euros</text:p>
          </table:table-cell>
          <table:table-cell table:style-name="ce1" office:value-type="string" calcext:value-type="string">
            <text:p>Dólares</text:p>
          </table:table-cell>
          <table:table-cell table:style-name="ce1" office:value-type="string" calcext:value-type="string">
            <text:p>Porcentaje</text:p>
          </table:table-cell>
          <table:table-cell table:style-name="ce1" office:value-type="string" calcext:value-type="string">
            <text:p>Número con 2 decimales</text:p>
          </table:table-cell>
          <table:table-cell table:style-name="ce1" office:value-type="string" calcext:value-type="string">
            <text:p>Número con 6 decimales</text:p>
          </table:table-cell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Booleano</text:p>
          </table:table-cell>
        </table:table-row>
        <table:table-row table:style-name="ro1">
          <table:table-cell table:style-name="ce2" office:value-type="string" calcext:value-type="string">
            <text:p>Black</text:p>
          </table:table-cell>
          <table:table-cell table:style-name="ce12" office:value-type="date" office:date-value="2021-11-01T10:14:46" calcext:value-type="date">
            <text:p>2021-11-01 10:14:46</text:p>
          </table:table-cell>
          <table:table-cell table:style-name="ce22" office:value-type="date" office:date-value="2021-11-01" calcext:value-type="date">
            <text:p>2021-11-01</text:p>
          </table:table-cell>
          <table:table-cell table:style-name="ce32" office:value-type="float" office:value="-10000000" calcext:value-type="float">
            <text:p>-10.000.000</text:p>
          </table:table-cell>
          <table:table-cell table:style-name="ce42" office:value-type="currency" office:currency="EUR" office:value="12.56" calcext:value-type="currency">
            <text:p>12,56 €</text:p>
          </table:table-cell>
          <table:table-cell table:style-name="ce54" office:value-type="currency" office:currency="USD" office:value="12345.56" calcext:value-type="currency">
            <text:p>$12.345,56</text:p>
          </table:table-cell>
          <table:table-cell table:style-name="ce64" office:value-type="percentage" office:value="0.333333333333333" calcext:value-type="percentage">
            <text:p>33,33 %</text:p>
          </table:table-cell>
          <table:table-cell table:style-name="ce74" office:value-type="float" office:value="123456789.121212" calcext:value-type="float">
            <text:p>123.456.789,121212</text:p>
          </table:table-cell>
          <table:table-cell table:style-name="ce84" office:value-type="float" office:value="-12.121212" calcext:value-type="float">
            <text:p>-12,12</text:p>
          </table:table-cell>
          <table:table-cell table:style-name="ce94" office:value-type="time" office:time-value="PT10H14M46S" calcext:value-type="time">
            <text:p>10:14:46</text:p>
          </table:table-cell>
          <table:table-cell table:style-name="ce104" office:value-type="boolean" office:boolean-value="false" calcext:value-type="boolean">
            <text:p>FALSO</text:p>
          </table:table-cell>
        </table:table-row>
        <table:table-row table:style-name="ro1">
          <table:table-cell table:style-name="ce3" office:value-type="string" calcext:value-type="string">
            <text:p>Blue</text:p>
          </table:table-cell>
          <table:table-cell table:style-name="ce13" office:value-type="date" office:date-value="2021-11-01T10:14:46" calcext:value-type="date">
            <text:p>2021-11-01 10:14:46</text:p>
          </table:table-cell>
          <table:table-cell table:style-name="ce23" office:value-type="date" office:date-value="2021-11-01" calcext:value-type="date">
            <text:p>2021-11-01</text:p>
          </table:table-cell>
          <table:table-cell table:style-name="ce33" office:value-type="float" office:value="10000000" calcext:value-type="float">
            <text:p>10.000.000</text:p>
          </table:table-cell>
          <table:table-cell table:style-name="ce43" office:value-type="currency" office:currency="EUR" office:value="-12.56" calcext:value-type="currency">
            <text:p>-12,56 €</text:p>
          </table:table-cell>
          <table:table-cell table:style-name="ce55" office:value-type="currency" office:currency="USD" office:value="-12345.56" calcext:value-type="currency">
            <text:p>-$12.345,56</text:p>
          </table:table-cell>
          <table:table-cell table:style-name="ce65" office:value-type="percentage" office:value="-0.333333333333333" calcext:value-type="percentage">
            <text:p>-33,33 %</text:p>
          </table:table-cell>
          <table:table-cell table:style-name="ce75" office:value-type="float" office:value="-123456789.121212" calcext:value-type="float">
            <text:p>-123.456.789,121212</text:p>
          </table:table-cell>
          <table:table-cell table:style-name="ce85" office:value-type="float" office:value="12.121212" calcext:value-type="float">
            <text:p>12,12</text:p>
          </table:table-cell>
          <table:table-cell table:style-name="ce95" office:value-type="time" office:time-value="PT22H14M46S" calcext:value-type="time">
            <text:p>22:14:46</text:p>
          </table:table-cell>
          <table:table-cell table:style-name="ce105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4" office:value-type="string" calcext:value-type="string">
            <text:p>GrayDark</text:p>
          </table:table-cell>
          <table:table-cell table:style-name="ce14" office:value-type="date" office:date-value="2021-11-01T10:14:46" calcext:value-type="date">
            <text:p>2021-11-01 10:14:46</text:p>
          </table:table-cell>
          <table:table-cell table:style-name="ce24" office:value-type="date" office:date-value="2021-11-01" calcext:value-type="date">
            <text:p>2021-11-01</text:p>
          </table:table-cell>
          <table:table-cell table:style-name="ce34" office:value-type="float" office:value="-10000000" calcext:value-type="float">
            <text:p>-10.000.000</text:p>
          </table:table-cell>
          <table:table-cell table:style-name="ce44" office:value-type="currency" office:currency="EUR" office:value="12.56" calcext:value-type="currency">
            <text:p>12,56 €</text:p>
          </table:table-cell>
          <table:table-cell table:style-name="ce56" office:value-type="currency" office:currency="USD" office:value="12345.56" calcext:value-type="currency">
            <text:p>$12.345,56</text:p>
          </table:table-cell>
          <table:table-cell table:style-name="ce66" office:value-type="percentage" office:value="0.333333333333333" calcext:value-type="percentage">
            <text:p>33,33 %</text:p>
          </table:table-cell>
          <table:table-cell table:style-name="ce76" office:value-type="float" office:value="123456789.121212" calcext:value-type="float">
            <text:p>123.456.789,121212</text:p>
          </table:table-cell>
          <table:table-cell table:style-name="ce86" office:value-type="float" office:value="-12.121212" calcext:value-type="float">
            <text:p>-12,12</text:p>
          </table:table-cell>
          <table:table-cell table:style-name="ce96" office:value-type="time" office:time-value="PT10H14M46S" calcext:value-type="time">
            <text:p>10:14:46</text:p>
          </table:table-cell>
          <table:table-cell table:style-name="ce106" office:value-type="boolean" office:boolean-value="false" calcext:value-type="boolean">
            <text:p>FALSO</text:p>
          </table:table-cell>
        </table:table-row>
        <table:table-row table:style-name="ro1">
          <table:table-cell table:style-name="ce5" office:value-type="string" calcext:value-type="string">
            <text:p>GrayLight</text:p>
          </table:table-cell>
          <table:table-cell table:style-name="ce15" office:value-type="date" office:date-value="2021-11-01T10:14:46" calcext:value-type="date">
            <text:p>2021-11-01 10:14:46</text:p>
          </table:table-cell>
          <table:table-cell table:style-name="ce25" office:value-type="date" office:date-value="2021-11-01" calcext:value-type="date">
            <text:p>2021-11-01</text:p>
          </table:table-cell>
          <table:table-cell table:style-name="ce35" office:value-type="float" office:value="10000000" calcext:value-type="float">
            <text:p>10.000.000</text:p>
          </table:table-cell>
          <table:table-cell table:style-name="ce45" office:value-type="currency" office:currency="EUR" office:value="-12.56" calcext:value-type="currency">
            <text:p>-12,56 €</text:p>
          </table:table-cell>
          <table:table-cell table:style-name="ce57" office:value-type="currency" office:currency="USD" office:value="-12345.56" calcext:value-type="currency">
            <text:p>-$12.345,56</text:p>
          </table:table-cell>
          <table:table-cell table:style-name="ce67" office:value-type="percentage" office:value="-0.333333333333333" calcext:value-type="percentage">
            <text:p>-33,33 %</text:p>
          </table:table-cell>
          <table:table-cell table:style-name="ce77" office:value-type="float" office:value="-123456789.121212" calcext:value-type="float">
            <text:p>-123.456.789,121212</text:p>
          </table:table-cell>
          <table:table-cell table:style-name="ce87" office:value-type="float" office:value="12.121212" calcext:value-type="float">
            <text:p>12,12</text:p>
          </table:table-cell>
          <table:table-cell table:style-name="ce97" office:value-type="time" office:time-value="PT22H14M46S" calcext:value-type="time">
            <text:p>22:14:46</text:p>
          </table:table-cell>
          <table:table-cell table:style-name="ce107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" office:value-type="string" calcext:value-type="string">
            <text:p>GrayVeryDark</text:p>
          </table:table-cell>
          <table:table-cell table:style-name="ce16" office:value-type="date" office:date-value="2021-11-01T10:14:46" calcext:value-type="date">
            <text:p>2021-11-01 10:14:46</text:p>
          </table:table-cell>
          <table:table-cell table:style-name="ce26" office:value-type="date" office:date-value="2021-11-01" calcext:value-type="date">
            <text:p>2021-11-01</text:p>
          </table:table-cell>
          <table:table-cell table:style-name="ce36" office:value-type="float" office:value="-10000000" calcext:value-type="float">
            <text:p>-10.000.000</text:p>
          </table:table-cell>
          <table:table-cell table:style-name="ce46" office:value-type="currency" office:currency="EUR" office:value="12.56" calcext:value-type="currency">
            <text:p>12,56 €</text:p>
          </table:table-cell>
          <table:table-cell table:style-name="ce58" office:value-type="currency" office:currency="USD" office:value="12345.56" calcext:value-type="currency">
            <text:p>$12.345,56</text:p>
          </table:table-cell>
          <table:table-cell table:style-name="ce68" office:value-type="percentage" office:value="0.333333333333333" calcext:value-type="percentage">
            <text:p>33,33 %</text:p>
          </table:table-cell>
          <table:table-cell table:style-name="ce78" office:value-type="float" office:value="123456789.121212" calcext:value-type="float">
            <text:p>123.456.789,121212</text:p>
          </table:table-cell>
          <table:table-cell table:style-name="ce88" office:value-type="float" office:value="-12.121212" calcext:value-type="float">
            <text:p>-12,12</text:p>
          </table:table-cell>
          <table:table-cell table:style-name="ce98" office:value-type="time" office:time-value="PT10H14M46S" calcext:value-type="time">
            <text:p>10:14:46</text:p>
          </table:table-cell>
          <table:table-cell table:style-name="ce108" office:value-type="boolean" office:boolean-value="false" calcext:value-type="boolean">
            <text:p>FALSO</text:p>
          </table:table-cell>
        </table:table-row>
        <table:table-row table:style-name="ro1">
          <table:table-cell table:style-name="ce7" office:value-type="string" calcext:value-type="string">
            <text:p>Green</text:p>
          </table:table-cell>
          <table:table-cell table:style-name="ce17" office:value-type="date" office:date-value="2021-11-01T10:14:46" calcext:value-type="date">
            <text:p>2021-11-01 10:14:46</text:p>
          </table:table-cell>
          <table:table-cell table:style-name="ce27" office:value-type="date" office:date-value="2021-11-01" calcext:value-type="date">
            <text:p>2021-11-01</text:p>
          </table:table-cell>
          <table:table-cell table:style-name="ce37" office:value-type="float" office:value="10000000" calcext:value-type="float">
            <text:p>10.000.000</text:p>
          </table:table-cell>
          <table:table-cell table:style-name="ce47" office:value-type="currency" office:currency="EUR" office:value="-12.56" calcext:value-type="currency">
            <text:p>-12,56 €</text:p>
          </table:table-cell>
          <table:table-cell table:style-name="ce59" office:value-type="currency" office:currency="USD" office:value="-12345.56" calcext:value-type="currency">
            <text:p>-$12.345,56</text:p>
          </table:table-cell>
          <table:table-cell table:style-name="ce69" office:value-type="percentage" office:value="-0.333333333333333" calcext:value-type="percentage">
            <text:p>-33,33 %</text:p>
          </table:table-cell>
          <table:table-cell table:style-name="ce79" office:value-type="float" office:value="-123456789.121212" calcext:value-type="float">
            <text:p>-123.456.789,121212</text:p>
          </table:table-cell>
          <table:table-cell table:style-name="ce89" office:value-type="float" office:value="12.121212" calcext:value-type="float">
            <text:p>12,12</text:p>
          </table:table-cell>
          <table:table-cell table:style-name="ce99" office:value-type="time" office:time-value="PT22H14M46S" calcext:value-type="time">
            <text:p>22:14:46</text:p>
          </table:table-cell>
          <table:table-cell table:style-name="ce109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8" office:value-type="string" calcext:value-type="string">
            <text:p>Orange</text:p>
          </table:table-cell>
          <table:table-cell table:style-name="ce18" office:value-type="date" office:date-value="2021-11-01T10:14:46" calcext:value-type="date">
            <text:p>2021-11-01 10:14:46</text:p>
          </table:table-cell>
          <table:table-cell table:style-name="ce28" office:value-type="date" office:date-value="2021-11-01" calcext:value-type="date">
            <text:p>2021-11-01</text:p>
          </table:table-cell>
          <table:table-cell table:style-name="ce38" office:value-type="float" office:value="-10000000" calcext:value-type="float">
            <text:p>-10.000.000</text:p>
          </table:table-cell>
          <table:table-cell table:style-name="ce48" office:value-type="currency" office:currency="EUR" office:value="12.56" calcext:value-type="currency">
            <text:p>12,56 €</text:p>
          </table:table-cell>
          <table:table-cell table:style-name="ce60" office:value-type="currency" office:currency="USD" office:value="12345.56" calcext:value-type="currency">
            <text:p>$12.345,56</text:p>
          </table:table-cell>
          <table:table-cell table:style-name="ce70" office:value-type="percentage" office:value="0.333333333333333" calcext:value-type="percentage">
            <text:p>33,33 %</text:p>
          </table:table-cell>
          <table:table-cell table:style-name="ce80" office:value-type="float" office:value="123456789.121212" calcext:value-type="float">
            <text:p>123.456.789,121212</text:p>
          </table:table-cell>
          <table:table-cell table:style-name="ce90" office:value-type="float" office:value="-12.121212" calcext:value-type="float">
            <text:p>-12,12</text:p>
          </table:table-cell>
          <table:table-cell table:style-name="ce100" office:value-type="time" office:time-value="PT10H14M46S" calcext:value-type="time">
            <text:p>10:14:46</text:p>
          </table:table-cell>
          <table:table-cell table:style-name="ce110" office:value-type="boolean" office:boolean-value="false" calcext:value-type="boolean">
            <text:p>FALSO</text:p>
          </table:table-cell>
        </table:table-row>
        <table:table-row table:style-name="ro1">
          <table:table-cell table:style-name="ce9" office:value-type="string" calcext:value-type="string">
            <text:p>Red</text:p>
          </table:table-cell>
          <table:table-cell table:style-name="ce19" office:value-type="date" office:date-value="2021-11-01T10:14:46" calcext:value-type="date">
            <text:p>2021-11-01 10:14:46</text:p>
          </table:table-cell>
          <table:table-cell table:style-name="ce29" office:value-type="date" office:date-value="2021-11-01" calcext:value-type="date">
            <text:p>2021-11-01</text:p>
          </table:table-cell>
          <table:table-cell table:style-name="ce39" office:value-type="float" office:value="10000000" calcext:value-type="float">
            <text:p>10.000.000</text:p>
          </table:table-cell>
          <table:table-cell table:style-name="ce49" office:value-type="currency" office:currency="EUR" office:value="-12.56" calcext:value-type="currency">
            <text:p>-12,56 €</text:p>
          </table:table-cell>
          <table:table-cell table:style-name="ce61" office:value-type="currency" office:currency="USD" office:value="-12345.56" calcext:value-type="currency">
            <text:p>-$12.345,56</text:p>
          </table:table-cell>
          <table:table-cell table:style-name="ce71" office:value-type="percentage" office:value="-0.333333333333333" calcext:value-type="percentage">
            <text:p>-33,33 %</text:p>
          </table:table-cell>
          <table:table-cell table:style-name="ce81" office:value-type="float" office:value="-123456789.121212" calcext:value-type="float">
            <text:p>-123.456.789,121212</text:p>
          </table:table-cell>
          <table:table-cell table:style-name="ce91" office:value-type="float" office:value="12.121212" calcext:value-type="float">
            <text:p>12,12</text:p>
          </table:table-cell>
          <table:table-cell table:style-name="ce101" office:value-type="time" office:time-value="PT22H14M46S" calcext:value-type="time">
            <text:p>22:14:46</text:p>
          </table:table-cell>
          <table:table-cell table:style-name="ce111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10" office:value-type="string" calcext:value-type="string">
            <text:p>White</text:p>
          </table:table-cell>
          <table:table-cell table:style-name="ce20" office:value-type="date" office:date-value="2021-11-01T10:14:46" calcext:value-type="date">
            <text:p>2021-11-01 10:14:46</text:p>
          </table:table-cell>
          <table:table-cell table:style-name="ce30" office:value-type="date" office:date-value="2021-11-01" calcext:value-type="date">
            <text:p>2021-11-01</text:p>
          </table:table-cell>
          <table:table-cell table:style-name="ce40" office:value-type="float" office:value="-10000000" calcext:value-type="float">
            <text:p>-10.000.000</text:p>
          </table:table-cell>
          <table:table-cell table:style-name="ce50" office:value-type="currency" office:currency="EUR" office:value="12.56" calcext:value-type="currency">
            <text:p>12,56 €</text:p>
          </table:table-cell>
          <table:table-cell table:style-name="ce62" office:value-type="currency" office:currency="USD" office:value="12345.56" calcext:value-type="currency">
            <text:p>$12.345,56</text:p>
          </table:table-cell>
          <table:table-cell table:style-name="ce72" office:value-type="percentage" office:value="0.333333333333333" calcext:value-type="percentage">
            <text:p>33,33 %</text:p>
          </table:table-cell>
          <table:table-cell table:style-name="ce82" office:value-type="float" office:value="123456789.121212" calcext:value-type="float">
            <text:p>123.456.789,121212</text:p>
          </table:table-cell>
          <table:table-cell table:style-name="ce92" office:value-type="float" office:value="-12.121212" calcext:value-type="float">
            <text:p>-12,12</text:p>
          </table:table-cell>
          <table:table-cell table:style-name="ce102" office:value-type="time" office:time-value="PT10H14M47S" calcext:value-type="time">
            <text:p>10:14:47</text:p>
          </table:table-cell>
          <table:table-cell table:style-name="ce112" office:value-type="boolean" office:boolean-value="false" calcext:value-type="boolean">
            <text:p>FALSO</text:p>
          </table:table-cell>
        </table:table-row>
        <table:table-row table:style-name="ro1">
          <table:table-cell table:style-name="ce11" office:value-type="string" calcext:value-type="string">
            <text:p>Yellow</text:p>
          </table:table-cell>
          <table:table-cell table:style-name="ce21" office:value-type="date" office:date-value="2021-11-01T10:14:47" calcext:value-type="date">
            <text:p>2021-11-01 10:14:47</text:p>
          </table:table-cell>
          <table:table-cell table:style-name="ce31" office:value-type="date" office:date-value="2021-11-01" calcext:value-type="date">
            <text:p>2021-11-01</text:p>
          </table:table-cell>
          <table:table-cell table:style-name="ce41" office:value-type="float" office:value="10000000" calcext:value-type="float">
            <text:p>10.000.000</text:p>
          </table:table-cell>
          <table:table-cell table:style-name="ce51" office:value-type="currency" office:currency="EUR" office:value="-12.56" calcext:value-type="currency">
            <text:p>-12,56 €</text:p>
          </table:table-cell>
          <table:table-cell table:style-name="ce63" office:value-type="currency" office:currency="USD" office:value="-12345.56" calcext:value-type="currency">
            <text:p>-$12.345,56</text:p>
          </table:table-cell>
          <table:table-cell table:style-name="ce73" office:value-type="percentage" office:value="-0.333333333333333" calcext:value-type="percentage">
            <text:p>-33,33 %</text:p>
          </table:table-cell>
          <table:table-cell table:style-name="ce83" office:value-type="float" office:value="-123456789.121212" calcext:value-type="float">
            <text:p>-123.456.789,121212</text:p>
          </table:table-cell>
          <table:table-cell table:style-name="ce93" office:value-type="float" office:value="12.121212" calcext:value-type="float">
            <text:p>12,12</text:p>
          </table:table-cell>
          <table:table-cell table:style-name="ce103" office:value-type="time" office:time-value="PT22H14M47S" calcext:value-type="time">
            <text:p>22:14:47</text:p>
          </table:table-cell>
          <table:table-cell table:style-name="ce113" office:value-type="boolean" office:boolean-value="true" calcext:value-type="boolean">
            <text:p>VERDADERO</text:p>
          </table:table-cell>
        </table:table-row>
        <table:table-row table:style-name="ro1">
          <table:table-cell table:number-columns-repeated="4"/>
          <table:table-cell table:style-name="ce52" table:formula="of:=SUM([.E2:.E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>
            <office:annotation draw:style-name="gr1" draw:text-style-name="P2" svg:width="2.899cm" svg:height="0.991cm" svg:x="9.1cm" svg:y="4.37cm" draw:caption-point-x="-0.61cm" draw:caption-point-y="1.51cm">
              <dc:date>2021-11-01T00:00:00</dc:date>
              <text:p text:style-name="P1">This is nice comment</text:p>
            </office:annotation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ce53" office:value-type="string" calcext:value-type="string" table:number-columns-spanned="7" table:number-rows-spanned="1">
            <text:p>Prueba de merge</text:p>
          </table:table-cell>
          <table:covered-table-cell table:number-columns-repeated="6"/>
        </table:table-row>
      </table:table>
      <table:table table:name="Helpers" table:style-name="ta1">
        <table:table-column table:style-name="co5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Helper values with total (horizont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8" office:value-type="string" calcext:value-type="string">
            <text:p>Suma 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:.D2]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Helper values with total (vertical)</text:p>
          </table:table-cell>
          <table:covered-table-cell table:number-columns-repeated="4"/>
          <table:table-cell table:number-columns-repeated="4"/>
        </table:table-row>
        <table:table-row table:style-name="ro1">
          <table:table-cell table:style-name="ce1" office:value-type="string" calcext:value-type="string">
            <text:p>Suma 3</text:p>
          </table:table-cell>
          <table:table-cell table:number-columns-repeated="8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40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40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35" table:formula="of:=SUM([.A6:.A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3" table:number-rows-spanned="1">
            <text:p>List of rows</text:p>
          </table:table-cell>
          <table:covered-table-cell table:number-columns-repeated="2"/>
          <table:table-cell/>
          <table:table-cell table:style-name="ce1" office:value-type="string" calcext:value-type="string" table:number-columns-spanned="3" table:number-rows-spanned="1">
            <text:p>List of column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/>
          <table:table-cell table:style-name="ce40" office:value-type="float" office:value="1" calcext:value-type="float">
            <text:p>1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" calcext:value-type="float">
            <text:p>7</text:p>
          </table:table-cell>
          <table:table-cell/>
          <table:table-cell table:style-name="ce35" table:formula="of:=SUM([.E12:.G12])" office:value-type="float" office:value="12" calcext:value-type="float">
            <text:p>12</text:p>
          </table:table-cell>
        </table:table-row>
        <table:table-row table:style-name="ro1"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/>
          <table:table-cell table:style-name="ce40" office:value-type="float" office:value="2" calcext:value-type="float">
            <text:p>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table:style-name="ce35" table:formula="of:=SUM([.E13:.G13])" office:value-type="float" office:value="15" calcext:value-type="float">
            <text:p>15</text:p>
          </table:table-cell>
        </table:table-row>
        <table:table-row table:style-name="ro1"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9" calcext:value-type="float">
            <text:p>9</text:p>
          </table:table-cell>
          <table:table-cell/>
          <table:table-cell table:style-name="ce35" table:formula="of:=SUM([.E14:.G14])" office:value-type="float" office:value="18" calcext:value-type="float">
            <text:p>1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35" table:formula="of:=SUM([.A12:.A15])" office:value-type="float" office:value="12" calcext:value-type="float">
            <text:p>12</text:p>
          </table:table-cell>
          <table:table-cell table:style-name="ce35" table:formula="of:=SUM([.B12:.B15])" office:value-type="float" office:value="15" calcext:value-type="float">
            <text:p>15</text:p>
          </table:table-cell>
          <table:table-cell table:style-name="ce35" table:formula="of:=SUM([.C12:.C15])"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rows with totals</text:p>
          </table:table-cell>
          <table:covered-table-cell table:number-columns-repeated="3"/>
          <table:table-cell table:style-name="ce115"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A</text:p>
          </table:table-cell>
          <table:table-cell table:style-name="ce40" office:value-type="float" office:value="12000" calcext:value-type="float">
            <text:p>12.00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35" table:formula="of:=SUM([.B20:.D20])" office:value-type="float" office:value="12005" calcext:value-type="float">
            <text:p>12.005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B</text:p>
          </table:table-cell>
          <table:table-cell table:style-name="ce40" office:value-type="float" office:value="1020" calcext:value-type="float">
            <text:p>1.02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35" table:formula="of:=SUM([.B21:.D21])" office:value-type="float" office:value="1031" calcext:value-type="float">
            <text:p>1.031</text:p>
          </table:table-cell>
          <table:table-cell table:number-columns-repeated="4"/>
        </table:table-row>
        <table:table-row table:style-name="ro1">
          <table:table-cell table:style-name="ce114" office:value-type="string" calcext:value-type="string">
            <text:p>C</text:p>
          </table:table-cell>
          <table:table-cell table:style-name="ce40" office:value-type="float" office:value="20404" calcext:value-type="float">
            <text:p>20.40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35" table:formula="of:=SUM([.B22:.D22])" office:value-type="float" office:value="20421" calcext:value-type="float">
            <text:p>20.421</text:p>
          </table:table-cell>
          <table:table-cell table:number-columns-repeated="4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20:.B22])" office:value-type="float" office:value="33424" calcext:value-type="float">
            <text:p>33.424</text:p>
          </table:table-cell>
          <table:table-cell table:style-name="ce35" table:formula="of:=SUM([.C20:.C22])" office:value-type="float" office:value="15" calcext:value-type="float">
            <text:p>15</text:p>
          </table:table-cell>
          <table:table-cell table:style-name="ce35" table:formula="of:=SUM([.D20:.D22])" office:value-type="float" office:value="18" calcext:value-type="float">
            <text:p>18</text:p>
          </table:table-cell>
          <table:table-cell table:style-name="ce35" table:formula="of:=SUM([.B23:.D23])" office:value-type="float" office:value="33457" calcext:value-type="float">
            <text:p>33.457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ordered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114" office:value-type="string" calcext:value-type="string">
            <text:p>Fever</text:p>
          </table:table-cell>
          <table:table-cell table:number-columns-repeated="7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114" office:value-type="string" calcext:value-type="string">
            <text:p>Blue angel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2" table:number-rows-spanned="1">
            <text:p>List of dictionaries</text:p>
          </table:table-cell>
          <table:covered-table-cell/>
          <table:table-cell table:number-columns-repeated="7"/>
        </table:table-row>
        <table:table-row table:style-name="ro1">
          <table:table-cell table:style-name="ce1" office:value-type="string" calcext:value-type="string">
            <text:p>Song</text:p>
          </table:table-cell>
          <table:table-cell table:style-name="ce1" office:value-type="string" calcext:value-type="string">
            <text:p>Singer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Fever</text:p>
          </table:table-cell>
          <table:table-cell table:style-name="ce114" office:value-type="string" calcext:value-type="string">
            <text:p>Elvis</text:p>
          </table:table-cell>
          <table:table-cell table:number-columns-repeated="7"/>
        </table:table-row>
        <table:table-row table:style-name="ro1">
          <table:table-cell table:style-name="ce114" office:value-type="string" calcext:value-type="string">
            <text:p>Blue angel</text:p>
          </table:table-cell>
          <table:table-cell table:style-name="ce114" office:value-type="string" calcext:value-type="string">
            <text:p>Roy Orbiso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 table:number-columns-spanned="4" table:number-rows-spanned="1">
            <text:p>List of ordered dictionaries one method with totals</text:p>
          </table:table-cell>
          <table:covered-table-cell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Singer</text:p>
          </table:table-cell>
          <table:table-cell table:style-name="ce1" office:value-type="string" calcext:value-type="string">
            <text:p>Songs</text:p>
          </table:table-cell>
          <table:table-cell table:style-name="ce1" office:value-type="string" calcext:value-type="string">
            <text:p>Albums</text:p>
          </table:table-cell>
          <table:table-cell table:style-name="ce115" office:value-type="string" calcext:value-type="string">
            <text:p>Total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Elvis</text:p>
          </table:table-cell>
          <table:table-cell table:style-name="ce40" office:value-type="float" office:value="10000" calcext:value-type="float">
            <text:p>10.000</text:p>
          </table:table-cell>
          <table:table-cell table:style-name="ce40" office:value-type="float" office:value="100" calcext:value-type="float">
            <text:p>100</text:p>
          </table:table-cell>
          <table:table-cell table:style-name="ce35" table:formula="of:=SUM([.B37:.C37])" office:value-type="float" office:value="10100" calcext:value-type="float">
            <text:p>10.100</text:p>
          </table:table-cell>
          <table:table-cell table:number-columns-repeated="5"/>
        </table:table-row>
        <table:table-row table:style-name="ro1">
          <table:table-cell table:style-name="ce116" office:value-type="string" calcext:value-type="string">
            <text:p>Roy Orbison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20" calcext:value-type="float">
            <text:p>20</text:p>
          </table:table-cell>
          <table:table-cell table:style-name="ce35" table:formula="of:=SUM([.B38:.C38])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style-name="ce115" office:value-type="string" calcext:value-type="string">
            <text:p>Total</text:p>
          </table:table-cell>
          <table:table-cell table:style-name="ce35" table:formula="of:=SUM([.B37:.B38])" office:value-type="float" office:value="10100" calcext:value-type="float">
            <text:p>10.100</text:p>
          </table:table-cell>
          <table:table-cell table:style-name="ce35" table:formula="of:=SUM([.C37:.C38])" office:value-type="float" office:value="120" calcext:value-type="float">
            <text:p>120</text:p>
          </table:table-cell>
          <table:table-cell table:style-name="ce35" table:formula="of:=SUM([.B39:.C39])" office:value-type="float" office:value="10220" calcext:value-type="float">
            <text:p>10.220</text:p>
          </table:table-cell>
          <table:table-cell table:number-columns-repeated="5"/>
        </table:table-row>
      </table:table>
      <table:named-expressions>
        <table:named-range table:name="MYNAME" table:base-cell-address="$Styles.$A$1" table:cell-range-address=".A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number:percentage-style style:name="N104P0" style:volatile="true">
      <number:number number:decimal-places="2" number:min-decimal-places="2" number:min-integer-digits="1"/>
      <number:text> %</number:text>
    </number:percentage-style>
    <number:percentage-style style:name="N104">
      <style:text-properties fo:color="#ff0000"/>
      <number:text>-</number:text>
      <number:number number:decimal-places="2" number:min-decimal-places="2" number:min-integer-digits="1"/>
      <number:text> %</number:text>
      <style:map style:condition="value()&gt;=0" style:apply-style-name="N104P0"/>
    </number:percentage-style>
    <number:currency-style style:name="N106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0P0" style:volatile="true">
      <number:number number:decimal-places="6" number:min-decimal-places="6" number:min-integer-digits="1" number:grouping="true"/>
    </number:number-style>
    <number:number-style style:name="N110">
      <style:text-properties fo:color="#ff0000"/>
      <number:text>-</number:text>
      <number:number number:decimal-places="6" number:min-decimal-places="6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6" number:min-decimal-places="6" number:min-integer-digits="1"/>
    </number:number-style>
    <number:number-style style:name="N114">
      <style:text-properties fo:color="#ff0000"/>
      <number:text>-</number:text>
      <number:number number:decimal-places="6" number:min-decimal-places="6" number:min-integer-digits="1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/>
    </number:number-style>
    <number:number-style style:name="N115">
      <style:text-properties fo:color="#ff0000"/>
      <number:text>-</number:text>
      <number:number number:decimal-places="2" number:min-decimal-places="2" number:min-integer-digits="1"/>
      <style:map style:condition="value()&gt;=0" style:apply-style-name="N115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ercentage" style:family="table-cell" style:parent-style-name="Default" style:data-style-name="N104">
      <style:table-cell-properties style:diagonal-bl-tr="none" style:diagonal-tl-br="none" style:text-align-source="fix" style:repeat-content="false" fo:border="0.06pt solid #000000" style:vertical-align="middle"/>
      <style:paragraph-properties fo:text-align="end"/>
    </style:style>
    <style:style style:name="Float6" style:family="table-cell" style:parent-style-name="Default" style:data-style-name="N110">
      <style:table-cell-properties style:diagonal-bl-tr="none" style:diagonal-tl-br="none" style:text-align-source="fix" style:repeat-content="false" fo:border="0.06pt solid #000000"/>
      <style:paragraph-properties fo:text-align="end"/>
    </style:style>
    <style:style style:name="Float2" style:family="table-cell" style:parent-style-name="Float6" style:data-style-name="N111"/>
    <style:style style:name="EUR" style:family="table-cell" style:parent-style-name="Default" style:data-style-name="N106">
      <style:table-cell-properties style:diagonal-bl-tr="none" style:diagonal-tl-br="none" fo:border="0.06pt solid #000000" style:vertical-align="middle"/>
    </style:style>
    <style:style style:name="USD" style:family="table-cell" style:parent-style-name="EUR" style:data-style-name="N108"/>
    <style:style style:name="Date" style:family="table-cell" style:parent-style-name="Default" style:data-style-name="N84">
      <style:table-cell-properties style:diagonal-bl-tr="none" style:diagonal-tl-br="none" fo:border="0.06pt solid #000000" style:vertical-align="middle"/>
    </style:style>
    <style:style style:name="Datetime" style:family="table-cell" style:parent-style-name="Date" style:data-style-name="N52"/>
    <style:style style:name="Time" style:family="table-cell" style:parent-style-name="Datetime" style:data-style-name="N41"/>
    <style:style style:name="Bool" style:family="table-cell" style:parent-style-name="Default" style:data-style-name="N99">
      <style:table-cell-properties style:diagonal-bl-tr="none" style:diagonal-tl-br="none" fo:border="0.06pt solid #000000" style:vertical-align="middle"/>
    </style:style>
    <style:style style:name="BoldCenter" style:family="table-cell" style:parent-style-name="Default" style:data-style-name="N100">
      <style:table-cell-properties style:diagonal-bl-tr="none" style:diagonal-tl-br="none" style:text-align-source="fix" style:repeat-content="false" fo:border="0.06pt solid #000000" style:vertical-align="bottom"/>
      <style:paragraph-properties fo:text-align="center"/>
      <style:text-properties fo:font-weight="bold"/>
    </style:style>
    <style:style style:name="Bold" style:family="table-cell" style:parent-style-name="BoldCenter">
      <style:table-cell-properties style:text-align-source="fix" style:repeat-content="false" style:vertical-align="middle"/>
      <style:paragraph-properties fo:text-align="start"/>
    </style:style>
    <style:style style:name="Integer" style:family="table-cell" style:parent-style-name="Float6" style:data-style-name="N112"/>
    <style:style style:name="Normal" style:family="table-cell" style:parent-style-name="Default" style:data-style-name="N100">
      <style:table-cell-properties style:diagonal-bl-tr="none" style:diagonal-tl-br="none" fo:wrap-option="wrap" fo:border="0.06pt solid #000000" style:vertical-align="middle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10:14:45.9075149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0:14:44</meta:creation-date>
    <meta:generator>LibreOffice/7.1.6.2.0$Linux_X86_64 LibreOffice_project/10$Build-2</meta:generator>
    <meta:editing-duration>PT1S</meta:editing-duration>
    <meta:editing-cycles>2</meta:editing-cycles>
    <meta:initial-creator>Turulomio</meta:initial-creator>
    <dc:description>This file have been generated with UnoGenerator-0.10.0. You can see UnoGenerator main page in http://github.com/turulomio/unogenerator</dc:description>
    <dc:subject>Demostración de la clase ODS</dc:subject>
    <meta:keyword>unogenerator</meta:keyword>
    <meta:keyword>demo</meta:keyword>
    <meta:keyword>files</meta:keyword>
    <dc:date>2021-11-01T10:14:47.870222679</dc:date>
    <dc:title>Ejemplo ODS con UnoGenerator</dc:title>
    <meta:document-statistic meta:table-count="2" meta:cell-count="214" meta:object-count="0"/>
  </office:meta>
</office:document-meta>
</file>